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color="#666666" style:font-size-asian="10.5pt"/>
    </style:style>
    <style:style style:name="T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11cm" svg:stroke-color="#000000" draw:marker-start="" draw:marker-start-width="0.215cm" draw:marker-start-center="false" draw:marker-end="" draw:marker-end-width="0.215cm" draw:marker-end-center="false" draw:fill="none" draw:fill-color="#cfe7f5" draw:textarea-horizontal-align="justify" draw:textarea-vertical-align="middle" draw:auto-grow-height="fals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0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2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3" draw:style-name="gr11" draw:text-style-name="P11" svg:width="5.509cm" svg:height="1.588cm" svg:x="13.49cm" svg:y="-1.586cm"><draw:text-box><text:p><text:span text:style-name="T4">Author : Neha Karanjkar</text:span></text:p><text:p><text:span text:style-name="T4">March 2016</text:span></text:p></draw:text-box></draw:frame>SERIAL DEVICE</text:p>
      <text:p text:style-name="Standard"/>
      <text:p text:style-name="Standard"/>
      <text:p text:style-name="P1">1. <text:s/>Register Addresses </text:p>
      <text:list xml:id="list20549440591" text:style-name="L1">
        <text:list-item>
          <text:p text:style-name="P3">Control Register (32b) : 0x3200</text:p>
        </text:list-item>
        <text:list-item>
          <text:p text:style-name="P3">Tx Register (8b) : 0x3210</text:p>
        </text:list-item>
        <text:list-item>
          <text:p text:style-name="P3">Rx Register (8b) : 0x3220</text:p>
        </text:list-item>
      </text:list>
      <text:p text:style-name="Standard"/>
      <text:p text:style-name="Standard"><draw:g text:anchor-type="paragraph" draw:z-index="0" draw:style-name="gr1"><draw:custom-shape draw:style-name="gr2" draw:text-style-name="P6" svg:width="2.07cm" svg:height="0.883cm" svg:x="14.245cm" svg:y="0.577cm"><text:p text:style-name="P5"><text:span text:style-name="T1">Tx_en</text:span></text:p><draw:enhanced-geometry svg:viewBox="0 0 21600 21600" draw:type="rectangle" draw:enhanced-path="M 0 0 L 21600 0 21600 21600 0 21600 0 0 Z N"/></draw:custom-shape><draw:custom-shape draw:style-name="gr3" draw:text-style-name="P6" svg:width="2.073cm" svg:height="0.519cm" svg:x="14.242cm" svg:y="0.057cm"><text:p text:style-name="P5"><text:span text:style-name="T1">0</text:span></text:p><draw:enhanced-geometry svg:viewBox="0 0 21600 21600" draw:type="rectangle" draw:enhanced-path="M 0 0 L 21600 0 21600 21600 0 21600 0 0 Z N"/></draw:custom-shape><draw:custom-shape draw:style-name="gr2" draw:text-style-name="P6" svg:width="2.072cm" svg:height="0.883cm" svg:x="12.174cm" svg:y="0.577cm"><text:p text:style-name="P5"><text:span text:style-name="T1">Rx_en</text:span></text:p><draw:enhanced-geometry svg:viewBox="0 0 21600 21600" draw:type="rectangle" draw:enhanced-path="M 0 0 L 21600 0 21600 21600 0 21600 0 0 Z N"/></draw:custom-shape><draw:custom-shape draw:style-name="gr3" draw:text-style-name="P6" svg:width="2.073cm" svg:height="0.519cm" svg:x="12.173cm" svg:y="0.057cm"><text:p text:style-name="P5"><text:span text:style-name="T1">1</text:span></text:p><draw:enhanced-geometry svg:viewBox="0 0 21600 21600" draw:type="rectangle" draw:enhanced-path="M 0 0 L 21600 0 21600 21600 0 21600 0 0 Z N"/></draw:custom-shape><draw:custom-shape draw:style-name="gr2" draw:text-style-name="P6" svg:width="2.35cm" svg:height="0.883cm" svg:x="9.825cm" svg:y="0.577cm"><text:p text:style-name="P5"><text:span text:style-name="T1">Rx_int_en</text:span></text:p><draw:enhanced-geometry svg:viewBox="0 0 21600 21600" draw:type="rectangle" draw:enhanced-path="M 0 0 L 21600 0 21600 21600 0 21600 0 0 Z N"/></draw:custom-shape><draw:custom-shape draw:style-name="gr3" draw:text-style-name="P6" svg:width="2.356cm" svg:height="0.519cm" svg:x="9.82cm" svg:y="0.055cm"><text:p text:style-name="P5"><text:span text:style-name="T1">2</text:span></text:p><draw:enhanced-geometry svg:viewBox="0 0 21600 21600" draw:type="rectangle" draw:enhanced-path="M 0 0 L 21600 0 21600 21600 0 21600 0 0 Z N"/></draw:custom-shape><draw:custom-shape draw:style-name="gr2" draw:text-style-name="P6" svg:width="2.07cm" svg:height="0.883cm" svg:x="7.751cm" svg:y="0.577cm"><text:p text:style-name="P5"><text:span text:style-name="T1">Tx_full</text:span></text:p><draw:enhanced-geometry svg:viewBox="0 0 21600 21600" draw:type="rectangle" draw:enhanced-path="M 0 0 L 21600 0 21600 21600 0 21600 0 0 Z N"/></draw:custom-shape><draw:custom-shape draw:style-name="gr3" draw:text-style-name="P6" svg:width="2.072cm" svg:height="0.519cm" svg:x="7.749cm" svg:y="0.055cm"><text:p text:style-name="P5"><text:span text:style-name="T1">3</text:span></text:p><draw:enhanced-geometry svg:viewBox="0 0 21600 21600" draw:type="rectangle" draw:enhanced-path="M 0 0 L 21600 0 21600 21600 0 21600 0 0 Z N"/></draw:custom-shape><draw:custom-shape draw:style-name="gr2" draw:text-style-name="P6" svg:width="2.07cm" svg:height="0.881cm" svg:x="5.682cm" svg:y="0.577cm"><text:p text:style-name="P5"><text:span text:style-name="T1">Rx_full</text:span></text:p><draw:enhanced-geometry svg:viewBox="0 0 21600 21600" draw:type="rectangle" draw:enhanced-path="M 0 0 L 21600 0 21600 21600 0 21600 0 0 Z N"/></draw:custom-shape><draw:custom-shape draw:style-name="gr3" draw:text-style-name="P6" svg:width="2.073cm" svg:height="0.519cm" svg:x="5.678cm" svg:y="0.055cm"><text:p text:style-name="P5"><text:span text:style-name="T1">4</text:span></text:p><draw:enhanced-geometry svg:viewBox="0 0 21600 21600" draw:type="rectangle" draw:enhanced-path="M 0 0 L 21600 0 21600 21600 0 21600 0 0 Z N"/></draw:custom-shape><draw:custom-shape draw:style-name="gr2" draw:text-style-name="P6" svg:width="2.07cm" svg:height="0.883cm" svg:x="3.613cm" svg:y="0.575cm"><text:p text:style-name="P5"><text:span text:style-name="T1">unused</text:span></text:p><draw:enhanced-geometry svg:viewBox="0 0 21600 21600" draw:type="rectangle" draw:enhanced-path="M 0 0 L 21600 0 21600 21600 0 21600 0 0 Z N"/></draw:custom-shape><draw:custom-shape draw:style-name="gr3" draw:text-style-name="P6" svg:width="2.073cm" svg:height="0.519cm" svg:x="3.609cm" svg:y="0.055cm"><text:p text:style-name="P5"><text:span text:style-name="T1">31-5</text:span></text:p><draw:enhanced-geometry svg:viewBox="0 0 21600 21600" draw:type="rectangle" draw:enhanced-path="M 0 0 L 21600 0 21600 21600 0 21600 0 0 Z N"/></draw:custom-shape></draw:g></text:p>
      <text:p text:style-name="P1">2. Control Word : </text:p>
      <text:p text:style-name="Standard"/>
      <text:p text:style-name="Standard"/>
      <text:p text:style-name="Standard"/>
      <text:p text:style-name="P1">3. Tx State Transitions :</text:p>
      <text:p text:style-name="P1"><draw:g text:anchor-type="paragraph" draw:z-index="1" draw:style-name="gr1"><draw:custom-shape draw:style-name="gr2" draw:text-style-name="P7" xml:id="id1" draw:id="id1" svg:width="3.2cm" svg:height="1.699cm" svg:x="2.103cm" svg:y="2.101cm"><text:p text:style-name="P5"><text:span text:style-name="T2">TX_DIS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" xml:id="id2" draw:id="id2" svg:width="3.2cm" svg:height="1.699cm" svg:x="10.903cm" svg:y="2.101cm"><text:p text:style-name="P5"><text:span text:style-name="T2">TX_EN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" xml:id="id3" draw:id="id3" svg:width="5.001cm" svg:height="1.8cm" svg:x="6.202cm" svg:y="7.5cm"><text:p text:style-name="P5"><text:span text:style-name="T2">TX_TRANSMITTING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1.802cm" svg:y1="1.7cm" svg:x2="2.702cm" svg:y2="2.4cm"><text:p/></draw:line><draw:frame draw:style-name="gr5" draw:text-style-name="P10" svg:width="2.2cm" svg:height="0.74cm" svg:x="1.002cm" svg:y="1cm"><draw:text-box><text:p text:style-name="P9"><text:span text:style-name="T2">RESET</text:span></text:p></draw:text-box></draw:frame><draw:connector draw:style-name="gr4" draw:text-style-name="P8" draw:type="curve" svg:x1="5.302cm" svg:y1="2.951cm" svg:x2="10.903cm" svg:y2="2.951cm" draw:start-shape="id1" draw:start-glue-point="10" draw:end-shape="id2" draw:end-glue-point="6" svg:d="m5302 2951h5601" svg:viewBox="0 0 5602 2"><text:p/></draw:connector><draw:connector draw:style-name="gr4" draw:text-style-name="P8" draw:type="curve" svg:x1="12.503cm" svg:y1="2.101cm" svg:x2="3.703cm" svg:y2="2.101cm" draw:start-shape="id2" draw:start-glue-point="4" draw:end-shape="id1" draw:end-glue-point="4" svg:d="m12503 2101c0-759-8800-759-8800 0" svg:viewBox="0 0 8802 570"><text:p/></draw:connector><draw:connector draw:style-name="gr4" draw:text-style-name="P8" draw:type="curve" draw:line-skew="0.258cm" svg:x1="12.503cm" svg:y1="3.799cm" svg:x2="10.471cm" svg:y2="7.763cm" draw:start-shape="id2" draw:start-glue-point="8" draw:end-shape="id3" draw:end-glue-point="11" svg:d="m12503 3799c0 3161-2032 1180-2032 3964" svg:viewBox="0 0 2034 3965"><text:p/></draw:connector><draw:connector draw:style-name="gr4" draw:text-style-name="P8" draw:type="curve" svg:x1="8.703cm" svg:y1="7.5cm" svg:x2="11.37cm" svg:y2="3.551cm" draw:start-shape="id3" draw:start-glue-point="4" draw:end-shape="id2" draw:end-glue-point="7" svg:d="m8703 7500c0-2775 2667-801 2667-3949" svg:viewBox="0 0 2669 3951"><text:p/></draw:connector><draw:frame draw:style-name="gr6" draw:text-style-name="P10" svg:width="5.301cm" svg:height="0.74cm" svg:x="5.902cm" svg:y="1.976cm"><draw:text-box><text:p text:style-name="P9"><text:span text:style-name="T2">Tx_en == 1 / </text:span><text:span text:style-name="T3">Tx_full=0</text:span></text:p></draw:text-box></draw:frame><draw:frame draw:style-name="gr7" draw:text-style-name="P10" svg:width="3.2cm" svg:height="0.952cm" svg:x="6.502cm" svg:y="0cm"><draw:text-box><text:p text:style-name="P9"><text:span text:style-name="T2">Tx_en == 0</text:span></text:p></draw:text-box></draw:frame><draw:frame draw:style-name="gr8" draw:text-style-name="P10" svg:width="5.7cm" svg:height="1.227cm" svg:x="11.102cm" svg:y="6.001cm"><draw:text-box><text:p text:style-name="P9"><text:span text:style-name="T2">Write to Tx reg / </text:span></text:p><text:p text:style-name="P9"><text:span text:style-name="T2"><text:s/></text:span><text:span text:style-name="T3">Tx_full = 1</text:span></text:p></draw:text-box></draw:frame><draw:frame draw:style-name="gr9" draw:text-style-name="P10" svg:width="8.501cm" svg:height="1.227cm" svg:x="5.302cm" svg:y="4.9cm"><draw:text-box><text:p text:style-name="P9"><text:span text:style-name="T2">Tx finished transmitting /</text:span></text:p><text:p text:style-name="P9"><text:span text:style-name="T3"><text:s/></text:span><text:span text:style-name="T3">Tx_full = 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Rx State Transitions :</text:p>
      <text:p text:style-name="P1"/>
      <text:p text:style-name="P1"><draw:g text:anchor-type="paragraph" draw:z-index="2" draw:style-name="gr1"><draw:custom-shape draw:style-name="gr2" draw:text-style-name="P7" xml:id="id4" draw:id="id4" svg:width="3.2cm" svg:height="1.699cm" svg:x="1.902cm" svg:y="1.101cm"><text:p text:style-name="P5"><text:span text:style-name="T2">RX_DIS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" xml:id="id5" draw:id="id5" svg:width="3.2cm" svg:height="1.699cm" svg:x="10.702cm" svg:y="1.101cm"><text:p text:style-name="P5"><text:span text:style-name="T2">RX_ENABL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7" xml:id="id6" draw:id="id6" svg:width="5cm" svg:height="1.802cm" svg:x="6.003cm" svg:y="6.5cm"><text:p text:style-name="P5"><text:span text:style-name="T2">RX_DATA_RECEIVE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1.602cm" svg:y1="0.7cm" svg:x2="2.502cm" svg:y2="1.4cm"><text:p/></draw:line><draw:frame draw:style-name="gr5" draw:text-style-name="P10" svg:width="2.2cm" svg:height="0.74cm" svg:x="0.803cm" svg:y="0cm"><draw:text-box><text:p text:style-name="P9"><text:span text:style-name="T2">RESET</text:span></text:p></draw:text-box></draw:frame><draw:connector draw:style-name="gr4" draw:text-style-name="P8" draw:type="curve" svg:x1="5.101cm" svg:y1="1.951cm" svg:x2="10.702cm" svg:y2="1.951cm" draw:start-shape="id4" draw:start-glue-point="10" draw:end-shape="id5" draw:end-glue-point="6" svg:d="m5101 1951h5601" svg:viewBox="0 0 5602 2"><text:p/></draw:connector><draw:connector draw:style-name="gr4" draw:text-style-name="P8" draw:type="curve" draw:line-skew="0.258cm" svg:x1="12.302cm" svg:y1="2.799cm" svg:x2="10.27cm" svg:y2="6.763cm" draw:start-shape="id5" draw:start-glue-point="8" draw:end-shape="id6" draw:end-glue-point="11" svg:d="m12302 2799c0 3159-2032 1179-2032 3964" svg:viewBox="0 0 2034 3965"><text:p/></draw:connector><draw:connector draw:style-name="gr4" draw:text-style-name="P8" draw:type="curve" svg:x1="8.502cm" svg:y1="6.5cm" svg:x2="11.169cm" svg:y2="2.551cm" draw:start-shape="id6" draw:start-glue-point="4" draw:end-shape="id5" draw:end-glue-point="7" svg:d="m8502 6500c0-2778 2667-804 2667-3949" svg:viewBox="0 0 2669 3951"><text:p/></draw:connector><draw:frame draw:style-name="gr6" draw:text-style-name="P10" svg:width="5.301cm" svg:height="0.74cm" svg:x="5.701cm" svg:y="0.975cm"><draw:text-box><text:p text:style-name="P9"><text:span text:style-name="T2">Rx_en == 1 / R</text:span><text:span text:style-name="T3">x_full=0</text:span></text:p></draw:text-box></draw:frame><draw:frame draw:style-name="gr8" draw:text-style-name="P10" svg:width="5.7cm" svg:height="1.714cm" svg:x="10.903cm" svg:y="5.001cm"><draw:text-box><text:p text:style-name="P9"><text:span text:style-name="T2">Data received on Rx pin / </text:span></text:p><text:p text:style-name="P9"><text:span text:style-name="T3">Rx_full = 1</text:span></text:p><text:p text:style-name="P9"><text:span text:style-name="T3">INT = Rx_int_en</text:span></text:p></draw:text-box></draw:frame><draw:frame draw:style-name="gr9" draw:text-style-name="P10" svg:width="8.501cm" svg:height="1.714cm" svg:x="5.101cm" svg:y="3.9cm"><draw:text-box><text:p text:style-name="P9"><text:span text:style-name="T2">Rx register read by cpu /</text:span></text:p><text:p text:style-name="P9"><text:span text:style-name="T3">Rx_full = 0</text:span></text:p><text:p text:style-name="P9"><text:span text:style-name="T3">INT = 0</text:span></text:p></draw:text-box></draw:frame><draw:connector draw:style-name="gr4" draw:text-style-name="P8" draw:type="curve" svg:x1="6.003cm" svg:y1="7.401cm" svg:x2="2.369cm" svg:y2="2.551cm" draw:start-shape="id6" draw:start-glue-point="6" draw:end-shape="id4" draw:end-glue-point="7" svg:d="m6003 7401c-2424 0-3634-1615-3634-4850" svg:viewBox="0 0 3635 4852"><text:p/></draw:connector><draw:frame draw:style-name="gr10" draw:text-style-name="P10" svg:width="5.1cm" svg:height="1.714cm" svg:x="0.002cm" svg:y="4.828cm"><draw:text-box><text:p text:style-name="P9"><text:span text:style-name="T2">Rx_en == 0/</text:span></text:p><text:p text:style-name="P9"><text:span text:style-name="T3">Rx_full = 0</text:span></text:p><text:p text:style-name="P9"><text:span text:style-name="T3">INT = 0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a Karanjkar</meta:initial-creator>
    <meta:creation-date>2016-03-16T16:50:11</meta:creation-date>
    <dc:date>2016-03-16T17:18:02</dc:date>
    <dc:creator>Neha Karanjkar</dc:creator>
    <meta:editing-duration>PT8M3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8" meta:word-count="37" meta:character-count="188" meta:non-whitespace-character-count="159"/>
  </office:meta>
</office:document-meta>
</file>